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, monospace"/>
    <style:font-face style:name="Gill Sans MT" svg:font-family="'Gill Sans MT'" style:font-family-generic="system" style:font-pitch="variable"/>
    <style:font-face style:name="Inconsolata" svg:font-family="Inconsolata, monospac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2" style:family="paragraph" style:parent-style-name="Standard">
      <style:text-properties officeooo:rsid="0002d88f" officeooo:paragraph-rsid="006f4cb2"/>
    </style:style>
    <style:style style:name="P3" style:family="paragraph" style:parent-style-name="Standard">
      <style:text-properties officeooo:rsid="00ce615c" officeooo:paragraph-rsid="00ea8470"/>
    </style:style>
    <style:style style:name="P4" style:family="paragraph" style:parent-style-name="Title">
      <style:paragraph-properties fo:text-align="center" style:justify-single-word="false"/>
      <style:text-properties officeooo:paragraph-rsid="024911b4"/>
    </style:style>
    <style:style style:name="P5" style:family="paragraph" style:parent-style-name="Code">
      <style:text-properties fo:font-size="10pt" style:font-size-asian="10pt" style:font-size-complex="10pt"/>
    </style:style>
    <style:style style:name="P6" style:family="paragraph" style:parent-style-name="Code">
      <style:text-properties officeooo:paragraph-rsid="0290c6ff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paragraph-properties fo:margin-top="0.423cm" fo:margin-bottom="0.212cm" style:contextual-spacing="false" fo:keep-with-next="always"/>
      <style:text-properties style:font-name="Arial" style:font-name-asian="WenQuanYi Micro Hei" style:font-name-complex="Lohit Hindi2"/>
    </style:style>
    <style:style style:name="P11" style:family="paragraph" style:parent-style-name="Standard" style:list-style-name="L1">
      <style:text-properties officeooo:rsid="02714c4e" officeooo:paragraph-rsid="006f4cb2"/>
    </style:style>
    <style:style style:name="P12" style:family="paragraph" style:parent-style-name="Standard" style:list-style-name="L1">
      <style:text-properties officeooo:rsid="017278c8" officeooo:paragraph-rsid="006f4cb2"/>
    </style:style>
    <style:style style:name="P13" style:family="paragraph" style:parent-style-name="Standard">
      <style:text-properties fo:font-style="italic" officeooo:rsid="01ddbda3" officeooo:paragraph-rsid="01ddbda3" style:font-style-asian="italic" style:font-style-complex="italic"/>
    </style:style>
    <style:style style:name="P14" style:family="paragraph" style:parent-style-name="Text_20_body">
      <style:text-properties officeooo:paragraph-rsid="0281ba39"/>
    </style:style>
    <style:style style:name="P15" style:family="paragraph" style:parent-style-name="Text_20_body" style:list-style-name="L29">
      <style:text-properties officeooo:paragraph-rsid="0281ba39"/>
    </style:style>
    <style:style style:name="P16" style:family="paragraph" style:parent-style-name="Text_20_body" style:list-style-name="L30">
      <style:text-properties officeooo:paragraph-rsid="0281ba39"/>
    </style:style>
    <style:style style:name="P17" style:family="paragraph" style:parent-style-name="Text_20_body">
      <style:text-properties officeooo:paragraph-rsid="028208bd"/>
    </style:style>
    <style:style style:name="P18" style:family="paragraph" style:parent-style-name="Text_20_body" style:list-style-name="L31">
      <style:text-properties officeooo:paragraph-rsid="0281ba39"/>
    </style:style>
    <style:style style:name="P19" style:family="paragraph" style:parent-style-name="Text_20_body" style:list-style-name="L32">
      <style:text-properties officeooo:paragraph-rsid="0281ba39"/>
    </style:style>
    <style:style style:name="P20" style:family="paragraph" style:parent-style-name="Text_20_body" style:list-style-name="L33">
      <style:text-properties officeooo:paragraph-rsid="0281ba39"/>
    </style:style>
    <style:style style:name="P21" style:family="paragraph" style:parent-style-name="Text_20_body" style:list-style-name="L34">
      <style:text-properties officeooo:paragraph-rsid="0281ba39"/>
    </style:style>
    <style:style style:name="P22" style:family="paragraph" style:parent-style-name="Text_20_body" style:list-style-name="L35">
      <style:text-properties officeooo:paragraph-rsid="0281ba39"/>
    </style:style>
    <style:style style:name="P23" style:family="paragraph" style:parent-style-name="Text_20_body">
      <style:text-properties officeooo:paragraph-rsid="0282b6ea"/>
    </style:style>
    <style:style style:name="P24" style:family="paragraph" style:parent-style-name="Text_20_body">
      <style:text-properties officeooo:rsid="02843e4c" officeooo:paragraph-rsid="02843e4c"/>
    </style:style>
    <style:style style:name="P25" style:family="paragraph" style:parent-style-name="Text_20_body">
      <style:text-properties officeooo:paragraph-rsid="028891e9"/>
    </style:style>
    <style:style style:name="P26" style:family="paragraph" style:parent-style-name="Text_20_body" style:list-style-name="L37">
      <style:text-properties officeooo:rsid="0289caed" officeooo:paragraph-rsid="0289caed"/>
    </style:style>
    <style:style style:name="P27" style:family="paragraph" style:parent-style-name="Text_20_body">
      <style:text-properties officeooo:paragraph-rsid="0289caed"/>
    </style:style>
    <style:style style:name="P28" style:family="paragraph" style:parent-style-name="Text_20_body" style:list-style-name="L36">
      <style:text-properties officeooo:paragraph-rsid="0281ba39"/>
    </style:style>
    <style:style style:name="P29" style:family="paragraph" style:parent-style-name="Text_20_body" style:list-style-name="L36">
      <style:text-properties officeooo:paragraph-rsid="0289caed"/>
    </style:style>
    <style:style style:name="P30" style:family="paragraph" style:parent-style-name="Text_20_body">
      <style:text-properties officeooo:rsid="028abce2" officeooo:paragraph-rsid="028abce2"/>
    </style:style>
    <style:style style:name="P31" style:family="paragraph" style:parent-style-name="Text_20_body">
      <style:text-properties officeooo:paragraph-rsid="028abce2"/>
    </style:style>
    <style:style style:name="P32" style:family="paragraph" style:parent-style-name="Text_20_body">
      <style:text-properties officeooo:paragraph-rsid="028edeac"/>
    </style:style>
    <style:style style:name="P33" style:family="paragraph" style:parent-style-name="Text_20_body">
      <style:text-properties officeooo:paragraph-rsid="0290c6f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28abce2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28891e9" style:font-style-asian="italic" style:font-style-complex="italic"/>
    </style:style>
    <style:style style:name="T5" style:family="text">
      <style:text-properties fo:font-style="italic" officeooo:rsid="028edeac" style:font-style-asian="italic" style:font-style-complex="italic"/>
    </style:style>
    <style:style style:name="T6" style:family="text">
      <style:text-properties style:font-name="Tahoma" fo:font-size="18pt" style:font-size-asian="18pt" style:font-size-complex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officeooo:rsid="0281ba39"/>
    </style:style>
    <style:style style:name="T9" style:family="text">
      <style:text-properties officeooo:rsid="028208bd"/>
    </style:style>
    <style:style style:name="T10" style:family="text">
      <style:text-properties officeooo:rsid="02843e4c"/>
    </style:style>
    <style:style style:name="T11" style:family="text">
      <style:text-properties officeooo:rsid="0289caed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officeooo:rsid="028dcca8"/>
    </style:style>
    <style:style style:name="T14" style:family="text">
      <style:text-properties style:font-name="Times New Roman" fo:font-style="italic" style:font-style-asian="italic" style:font-style-complex="italic"/>
    </style:style>
    <style:style style:name="T15" style:family="text">
      <style:text-properties style:font-name="Times New Roman" fo:font-style="italic" officeooo:rsid="028dcca8" style:font-style-asian="italic" style:font-style-complex="italic"/>
    </style:style>
    <style:style style:name="T16" style:family="text">
      <style:text-properties style:font-name="Times New Roman" fo:font-style="italic" officeooo:rsid="028edeac" style:font-style-asian="italic" style:font-style-complex="italic"/>
    </style:style>
    <style:style style:name="T17" style:family="text">
      <style:text-properties style:font-name="Times New Roman" officeooo:rsid="028edeac"/>
    </style:style>
    <style:style style:name="T18" style:family="text">
      <style:text-properties style:font-name="Times New Roman" fo:font-style="normal" officeooo:rsid="028edeac" style:font-style-asian="normal" style:font-style-complex="normal"/>
    </style:style>
    <style:style style:name="T19" style:family="text">
      <style:text-properties style:font-name="Times New Roman" officeooo:rsid="0290c6ff"/>
    </style:style>
    <style:style style:name="T20" style:family="text">
      <style:text-properties officeooo:rsid="028abce2"/>
    </style:style>
    <style:style style:name="T21" style:family="text">
      <style:text-properties officeooo:rsid="028c658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officeooo:rsid="0290c6f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Cahier de TP <text:line-break/>« </text:span><text:span text:style-name="T6">Apache SolR</text:span><text:span text:style-name="T7">»</text:span></text:p>
      <text:p text:style-name="P2"/>
      <text:p text:style-name="P1">Pré-requis : </text:p>
      <text:list text:style-name="L1">
        <text:list-item>
          <text:p text:style-name="P11"><text:span text:style-name="T8">OS </text:span>recommandé : Linux ou Windows 10</text:p>
        </text:list-item>
        <text:list-item>
          <text:p text:style-name="P11">JDK1<text:span text:style-name="T8">7</text:span>+</text:p>
        </text:list-item>
        <text:list-item>
          <text:p text:style-name="P11">Bon éditeur <text:span text:style-name="T8">XML </text:span>(Notepad++, Vscode, …)</text:p>
        </text:list-item>
        <text:list-item>
          <text:p text:style-name="P11">Plusieurs machines en réseau ou Docker pour le TP Optionnel sur SolrCloud</text:p>
        </text:list-item>
      </text:list>
      <text:p text:style-name="P3"/>
      <text:p text:style-name="P13"/>
      <text:list text:continue-numbering="true" text:style-name="L1">
        <text:list-header>
          <text:p text:style-name="P12"/>
        </text:list-header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7"><text:a xlink:type="simple" xlink:href="#__RefHeading___Toc7397_3343715623" text:style-name="Index_20_Link" text:visited-style-name="Index_20_Link">Atelier 1 : Installation et démo<text:tab/>2</text:a></text:p>
          <text:p text:style-name="P7"><text:a xlink:type="simple" xlink:href="#__RefHeading___Toc7399_3343715623" text:style-name="Index_20_Link" text:visited-style-name="Index_20_Link">Atelier 2 : Mise en place de coeur<text:tab/>3</text:a></text:p>
          <text:p text:style-name="P8"><text:a xlink:type="simple" xlink:href="#__RefHeading___Toc7401_3343715623" text:style-name="Index_20_Link" text:visited-style-name="Index_20_Link">2.1 Création de cœurs<text:tab/>3</text:a></text:p>
          <text:p text:style-name="P8"><text:a xlink:type="simple" xlink:href="#__RefHeading___Toc7403_3343715623" text:style-name="Index_20_Link" text:visited-style-name="Index_20_Link">2.2 Comprendre l’analyse<text:tab/>3</text:a></text:p>
          <text:p text:style-name="P8"><text:a xlink:type="simple" xlink:href="#__RefHeading___Toc7405_3343715623" text:style-name="Index_20_Link" text:visited-style-name="Index_20_Link">2.3 Analyseur phonétique français<text:tab/>3</text:a></text:p>
          <text:p text:style-name="P7"><text:a xlink:type="simple" xlink:href="#__RefHeading___Toc7407_3343715623" text:style-name="Index_20_Link" text:visited-style-name="Index_20_Link">Atelier 3 : Indexation<text:tab/>4</text:a></text:p>
          <text:p text:style-name="P8"><text:a xlink:type="simple" xlink:href="#__RefHeading___Toc7409_3343715623" text:style-name="Index_20_Link" text:visited-style-name="Index_20_Link">3.1 Indexation XML<text:tab/>4</text:a></text:p>
          <text:p text:style-name="P8"><text:a xlink:type="simple" xlink:href="#__RefHeading___Toc7411_3343715623" text:style-name="Index_20_Link" text:visited-style-name="Index_20_Link">3.2 Indexation JSON<text:tab/>4</text:a></text:p>
          <text:p text:style-name="P7"><text:a xlink:type="simple" xlink:href="#__RefHeading___Toc7413_3343715623" text:style-name="Index_20_Link" text:visited-style-name="Index_20_Link">Atelier 4 : Importation de documents bureautique<text:tab/>5</text:a></text:p>
          <text:p text:style-name="P7"><text:a xlink:type="simple" xlink:href="#__RefHeading___Toc7415_3343715623" text:style-name="Index_20_Link" text:visited-style-name="Index_20_Link">Atelier 5 : Importation base de données<text:tab/>6</text:a></text:p>
          <text:p text:style-name="P7"><text:a xlink:type="simple" xlink:href="#__RefHeading___Toc7417_3343715623" text:style-name="Index_20_Link" text:visited-style-name="Index_20_Link">Atelier 6 : Configuration request handler et 1ères recherches<text:tab/>7</text:a></text:p>
          <text:p text:style-name="P8"><text:a xlink:type="simple" xlink:href="#__RefHeading___Toc7419_3343715623" text:style-name="Index_20_Link" text:visited-style-name="Index_20_Link">6.1 Configuration<text:tab/>7</text:a></text:p>
          <text:p text:style-name="P8"><text:a xlink:type="simple" xlink:href="#__RefHeading___Toc7421_3343715623" text:style-name="Index_20_Link" text:visited-style-name="Index_20_Link">6.2 Requêtes<text:tab/>7</text:a></text:p>
          <text:p text:style-name="P7"><text:a xlink:type="simple" xlink:href="#__RefHeading___Toc7423_3343715623" text:style-name="Index_20_Link" text:visited-style-name="Index_20_Link">Atelier 7 : Différents types de recherches<text:tab/>8</text:a></text:p>
          <text:p text:style-name="P8"><text:a xlink:type="simple" xlink:href="#__RefHeading___Toc7425_3343715623" text:style-name="Index_20_Link" text:visited-style-name="Index_20_Link">7.1 Spell-check<text:tab/>8</text:a></text:p>
          <text:p text:style-name="P8"><text:a xlink:type="simple" xlink:href="#__RefHeading___Toc7427_3343715623" text:style-name="Index_20_Link" text:visited-style-name="Index_20_Link">7.2 Highight<text:tab/>8</text:a></text:p>
          <text:p text:style-name="P7"><text:a xlink:type="simple" xlink:href="#__RefHeading___Toc7429_3343715623" text:style-name="Index_20_Link" text:visited-style-name="Index_20_Link">Atelier 8 : Agrégation de documents<text:tab/>9</text:a></text:p>
          <text:p text:style-name="P8"><text:a xlink:type="simple" xlink:href="#__RefHeading___Toc7431_3343715623" text:style-name="Index_20_Link" text:visited-style-name="Index_20_Link">8.1 Facettes<text:tab/>9</text:a></text:p>
          <text:p text:style-name="P7"><text:a xlink:type="simple" xlink:href="#__RefHeading___Toc7433_3343715623" text:style-name="Index_20_Link" text:visited-style-name="Index_20_Link">Atelier 9 : Recherche géo-graphique et client Java<text:tab/>10</text:a></text:p>
          <text:p text:style-name="P7"><text:a xlink:type="simple" xlink:href="#__RefHeading___Toc7435_3343715623" text:style-name="Index_20_Link" text:visited-style-name="Index_20_Link">Atelier 10 : SolrCloud<text:tab/>11</text:a></text:p>
        </text:index-body>
      </text:table-of-content>
      <text:h text:style-name="Heading_20_1" text:outline-level="1"/>
      <text:h text:style-name="P10" text:outline-level="2"/>
      <text:h text:style-name="P9" text:outline-level="1"><text:bookmark-start text:name="__RefHeading___Toc7397_3343715623"/><text:span text:style-name="T8">Atelier 1 </text:span>: Installation et démo<text:bookmark-end text:name="__RefHeading___Toc7397_3343715623"/></text:h>
      <text:p text:style-name="P14">Récupérer une distribution de Apache Solr et la dézipper dans un répertoire de travail :</text:p>
      <text:p text:style-name="P14">($SOLR_HOME)</text:p>
      <text:p text:style-name="P14">Démarrer la configuration cloud</text:p>
      <text:p text:style-name="Code">cd $SOLR_HOME</text:p>
      <text:p text:style-name="Code">./bin/solr start -e cloud</text:p>
      <text:p text:style-name="P14">Répondre à l’assistant en choisissant :</text:p>
      <text:list text:style-name="L29">
        <text:list-item>
          <text:p text:style-name="P15">2 nœuds</text:p>
        </text:list-item>
        <text:list-item>
          <text:p text:style-name="P15">les ports proposés</text:p>
        </text:list-item>
        <text:list-item>
          <text:p text:style-name="P15">une collection de données nommée <text:span text:style-name="T1">techproducts</text:span></text:p>
        </text:list-item>
        <text:list-item>
          <text:p text:style-name="P15">2 shards, 2 répliques</text:p>
        </text:list-item>
        <text:list-item>
          <text:p text:style-name="P15"><text:span text:style-name="T1"><text:s/>sample_techproducts_configs</text:span> comme configuration</text:p>
        </text:list-item>
      </text:list>
      <text:p text:style-name="P14">Ouvrir et découvrir l’interface d’administration : http://localhost:8983/solr/</text:p>
      <text:p text:style-name="P14">En particulier visualiser le lien cloud</text:p>
      <text:p text:style-name="P14">Indexer des données avec :</text:p>
      <text:p text:style-name="Code">./bin/post -c techproducts example/exampledocs/*</text:p>
      <text:p text:style-name="P24">OU </text:p>
      <text:p text:style-name="Code">./<text:span text:style-name="T10">bin</text:span>/solr post -c techproducts example/exampledocs/*</text:p>
      <text:p text:style-name="P14">Ensuite visualiser les documents via l’interface d’admin en effectuant des recherches</text:p>
      <text:list text:style-name="L30">
        <text:list-item>
          <text:p text:style-name="P16">Tous les documents</text:p>
        </text:list-item>
        <text:list-item>
          <text:p text:style-name="P16">Les documents contenant le terme <text:span text:style-name="T1">foundation</text:span></text:p>
        </text:list-item>
        <text:list-item>
          <text:p text:style-name="P16">Les documents dont le champ <text:span text:style-name="T1">cat</text:span> contient <text:span text:style-name="T1">electronics</text:span></text:p>
        </text:list-item>
        <text:list-item>
          <text:p text:style-name="P16">Les documents contenant la phrase <text:span text:style-name="T1">« Memory stick »</text:span></text:p>
        </text:list-item>
      </text:list>
      <text:p text:style-name="P14">Vous pouvez également utiliser curl pour effectuer ses requêtes</text:p>
      <text:p text:style-name="P14">Supprimer la collection via :</text:p>
      <text:p text:style-name="Code">bin/solr delete -c techproducts</text:p>
      <text:p text:style-name="P14">Arrêter le cluster</text:p>
      <text:p text:style-name="Code">bin/solr stop -all</text:p>
      <text:p text:style-name="P17"/>
      <text:h text:style-name="P9" text:outline-level="1"><text:bookmark-start text:name="__RefHeading___Toc7399_3343715623"/><text:span text:style-name="T9">Atelier </text:span>2 : Mise en place de cœur<text:bookmark-end text:name="__RefHeading___Toc7399_3343715623"/></text:h>
      <text:h text:style-name="Heading_20_2" text:outline-level="2"><text:bookmark-start text:name="__RefHeading___Toc7401_3343715623"/>2.1 Création de cœurs<text:bookmark-end text:name="__RefHeading___Toc7401_3343715623"/></text:h>
      <text:p text:style-name="P14">Démarrer une configuration standalone de Solr</text:p>
      <text:p text:style-name="Code">bin/solr start</text:p>
      <text:p text:style-name="P27"><text:span text:style-name="T11">Vérifier </text:span><text:a xlink:type="simple" xlink:href="http://localhost:8983/solr" office:target-frame-name="_new" xlink:show="replace" text:style-name="Internet_20_link" text:visited-style-name="Visited_20_Internet_20_Link">http://localhost:8983/solr</text:a></text:p>
      <text:p text:style-name="P14"/>
      <text:p text:style-name="P14">Créer un cœur nommé <text:span text:style-name="T1">formation_managed</text:span> (Schéma managé par SolR et mode <text:span text:style-name="T3">schemaless</text:span>)</text:p>
      <text:p text:style-name="Code">bin/solr create -c formation_managed -d _default</text:p>
      <text:p text:style-name="P14">Visualiser les fichiers de configuration créés <text:span text:style-name="T11">dans </text:span>server/solr/formation_managed/. <text:span text:style-name="T11">En particulier :</text:span></text:p>
      <text:list text:style-name="L36">
        <text:list-item>
          <text:p text:style-name="P28">Le fichier <text:span text:style-name="Source_20_Text">managed-schema</text:span></text:p>
        </text:list-item>
        <text:list-item>
          <text:p text:style-name="P29"><text:span text:style-name="Source_20_Text"><text:span text:style-name="T11">SolrConfig </text:span></text:span><text:span text:style-name="Source_20_Text"><text:span text:style-name="T12">et la balise</text:span></text:span><text:span text:style-name="Source_20_Text"><text:span text:style-name="T11"> schemaFactory</text:span></text:span></text:p>
        </text:list-item>
      </text:list>
      <text:p text:style-name="P14"/>
      <text:p text:style-name="P14">Visualiser la config via : </text:p>
      <text:list text:style-name="L37">
        <text:list-item>
          <text:p text:style-name="P26">L’API Rest :</text:p>
        </text:list-item>
      </text:list>
      <text:p text:style-name="Code">curl "<text:a xlink:type="simple" xlink:href="http://localhost:8983/solr/formation_managed/config" text:style-name="Internet_20_link" text:visited-style-name="Visited_20_Internet_20_Link">http://localhost:8983/solr/formation_managed/config</text:a>"</text:p>
      <text:list text:continue-numbering="true" text:style-name="L37">
        <text:list-item>
          <text:p text:style-name="P26">Via la console d’administration</text:p>
        </text:list-item>
      </text:list>
      <text:p text:style-name="P14"/>
      <text:p text:style-name="P14">Créer un autre cœur nommé <text:span text:style-name="T1">formation</text:span>, en créant au préalable un répertoire de configuration, en se positionnant en mode contrôle exclusif du schéma sans possibilité d’ajout de champ</text:p>
      <text:p text:style-name="P14"/>
      <text:p text:style-name="P30">Créer le répertoire et copier la configuration de base :</text:p>
      <text:p text:style-name="P5">mkdir -p server/solr/configsets/formation_conf/conf</text:p>
      <text:p text:style-name="Code"><text:span text:style-name="T22">cp -r server/solr/configsets/_default/conf/* server/solr/configsets/formation_conf/conf/</text:span></text:p>
      <text:p text:style-name="P30"/>
      <text:p text:style-name="P31"><text:span text:style-name="T20">Remplacer la config par défaut en éditant </text:span><text:span text:style-name="Source_20_Text">solrconfig.xml </text:span><text:span text:style-name="Source_20_Text"><text:span text:style-name="T20">et en fixant la propriété schemaFactory à </text:span></text:span><text:span text:style-name="Source_20_Text"><text:span text:style-name="T2">ClassicIndexSchemaFactory</text:span></text:span></text:p>
      <text:p text:style-name="P31"><text:span text:style-name="Source_20_Text"/></text:p>
      <text:p text:style-name="P14"><text:span text:style-name="Source_20_Text"><text:span text:style-name="T12">Renommer le </text:span></text:span><text:span text:style-name="Source_20_Text"><text:span text:style-name="T13">fichier </text:span></text:span><text:span text:style-name="Source_20_Text"><text:span text:style-name="T15">managed-</text:span></text:span><text:span text:style-name="Source_20_Text"><text:span text:style-name="T14">sch</text:span></text:span><text:span text:style-name="Source_20_Text"><text:span text:style-name="T15">e</text:span></text:span><text:span text:style-name="Source_20_Text"><text:span text:style-name="T14">ma</text:span></text:span><text:span text:style-name="Source_20_Text"><text:span text:style-name="T12"> </text:span></text:span><text:span text:style-name="Source_20_Text"><text:span text:style-name="T13">en </text:span></text:span><text:span text:style-name="Source_20_Text"><text:span text:style-name="T15">schema.xml</text:span></text:span></text:p>
      <text:p text:style-name="P14"><text:span text:style-name="Source_20_Text"><text:span text:style-name="T15"/></text:span></text:p>
      <text:p text:style-name="P32"><text:span text:style-name="Source_20_Text"><text:span text:style-name="T18">Créer le coeur formation :</text:span></text:span></text:p>
      <text:p text:style-name="P6"><text:span text:style-name="Source_20_Text">bin/solr create -c formation -d server/solr/configsets/formation_conf/conf</text:span></text:p>
      <text:p text:style-name="Text_20_body"><text:span text:style-name="Source_20_Text"/></text:p>
      <text:p text:style-name="Text_20_body"><text:span text:style-name="Source_20_Text"><text:span text:style-name="T12">Test de l’indexation, essayer ces 2 requêtes d’indexation </text:span></text:span></text:p>
      <text:p text:style-name="Code"><text:soft-page-break/><text:span text:style-name="Source_20_Text">curl "http://localhost:8983/solr/formation_managed/update?commit=true" \</text:span></text:p>
      <text:p text:style-name="Code"><text:span text:style-name="Source_20_Text"><text:s text:c="2"/>-H "Content-Type: application/json" \</text:span></text:p>
      <text:p text:style-name="Code"><text:span text:style-name="Source_20_Text"><text:s text:c="2"/>-d '[{"id":"1","nom":"PLB","ville":"Paris"}]'</text:span></text:p>
      <text:p text:style-name="Text_20_body"><text:span text:style-name="Source_20_Text"><text:span text:style-name="T12"/></text:span></text:p>
      <text:p text:style-name="P33"><text:span text:style-name="Source_20_Text"><text:span text:style-name="T19">ET </text:span></text:span></text:p>
      <text:p text:style-name="P33"><text:span text:style-name="Source_20_Text"><text:span text:style-name="T19"/></text:span></text:p>
      <text:p text:style-name="Code"><text:span text:style-name="Source_20_Text">curl "http://localhost:8983/solr/formation/update?commit=true" \</text:span></text:p>
      <text:p text:style-name="Code"><text:span text:style-name="Source_20_Text"><text:s text:c="2"/>-H "Content-Type: application/json" \</text:span></text:p>
      <text:p text:style-name="Code"><text:span text:style-name="Source_20_Text"><text:s text:c="2"/>-d '[{"id":"1","nom":"PLB","ville":"Paris"}]'</text:span></text:p>
      <text:p text:style-name="P33"><text:span text:style-name="Source_20_Text"><text:span text:style-name="T19"/></text:span></text:p>
      <text:h text:style-name="Heading_20_2" text:outline-level="2"><text:bookmark-start text:name="__RefHeading___Toc7403_3343715623"/>2.2 Comprendre l’analyse<text:bookmark-end text:name="__RefHeading___Toc7403_3343715623"/></text:h>
      <text:p text:style-name="P14">Testez l’analyse sur la chaîne « Une formation débutant sur SolR » :</text:p>
      <text:p text:style-name="P14">• Avec le type de champ <text:span text:style-name="T1">text_ws</text:span></text:p>
      <text:p text:style-name="P14">• Avec le type de champ <text:span text:style-name="T1">text_general</text:span></text:p>
      <text:p text:style-name="P14">• Avec le type de champ <text:span text:style-name="T1">text_fr</text:span></text:p>
      <text:p text:style-name="P14">Que constatez-vous ?</text:p>
      <text:p text:style-name="P14">Lisez les commentaires associés à ces types de champs dans <text:span text:style-name="T1">schema.xml</text:span></text:p>
      <text:p text:style-name="P14">Essayez avec :</text:p>
      <text:p text:style-name="P14"><text:span text:style-name="T3">« Overview of Documents, Fields, and Schema Design»</text:span> et le champ phonétique english</text:p>
      <text:p text:style-name="P14">Exécuter le test fourni pour visualiser les effets des annotations</text:p>
      <text:h text:style-name="Heading_20_2" text:outline-level="2"><text:bookmark-start text:name="__RefHeading___Toc7405_3343715623"/>2.3 Analyseur phonétique français<text:bookmark-end text:name="__RefHeading___Toc7405_3343715623"/></text:h>
      <text:p text:style-name="P14">Définir un nouveau type de champs effectuant une analyse phonétique en français, y associer un</text:p>
      <text:p text:style-name="P14">champ dynamique et tester l’analyse</text:p>
      <text:p text:style-name="P14"/>
      <text:h text:style-name="P9" text:outline-level="1"><text:bookmark-start text:name="__RefHeading___Toc7407_3343715623"/><text:span text:style-name="T9">Atelier </text:span>3 : Indexation<text:bookmark-end text:name="__RefHeading___Toc7407_3343715623"/></text:h>
      <text:h text:style-name="Heading_20_2" text:outline-level="2"><text:bookmark-start text:name="__RefHeading___Toc7409_3343715623"/>3.1 Indexation XML<text:bookmark-end text:name="__RefHeading___Toc7409_3343715623"/></text:h>
      <text:p text:style-name="P14">Visualiser le fichier XML fourni et dans le cœur formation modifier le fichier <text:span text:style-name="T1">schema.xml</text:span> pour</text:p>
      <text:p text:style-name="P14">être le plus précis sur les champs utilisés.</text:p>
      <text:p text:style-name="P14">Effectuer la bonne configuration dans <text:span text:style-name="T1">solrconfig.xml</text:span> ou <text:span text:style-name="T1">configoverlay.json</text:span> pour interdire tout</text:p>
      <text:p text:style-name="P14">nouveau champ dans le schéma</text:p>
      <text:p text:style-name="P14">Utiliser le fichier XML fourni pour alimenter les 2 cœurs (<text:span text:style-name="T3">formation</text:span> et <text:span text:style-name="T3">formation_managed</text:span>)</text:p>
      <text:h text:style-name="Heading_20_2" text:outline-level="2"><text:bookmark-start text:name="__RefHeading___Toc7411_3343715623"/>3.2 Indexation JSON<text:bookmark-end text:name="__RefHeading___Toc7411_3343715623"/></text:h>
      <text:p text:style-name="P14">Reprendre le fichier <text:span text:style-name="T1">slides.json</text:span> fourni et effectuer une requête permettant d’insérer le document</text:p>
      <text:p text:style-name="P25">dans le schéma maîtrisé précédent</text:p>
      <text:h text:style-name="Heading_20_2" text:outline-level="2">3.3 Indexation CSV (Optionnel)</text:h>
      <text:p text:style-name="P14">Ajouter un document au format CSV dans les cœurs précédents</text:p>
      <text:p text:style-name="P14"/>
      <text:h text:style-name="P9" text:outline-level="1"><text:bookmark-start text:name="__RefHeading___Toc7413_3343715623"/><text:span text:style-name="T9">Atelier </text:span>4 : Importation de documents bureautique<text:bookmark-end text:name="__RefHeading___Toc7413_3343715623"/></text:h>
      <text:p text:style-name="P14">Créer un nouveau cœur</text:p>
      <text:p text:style-name="P14">Configurer le gestionnaire d’importation</text:p>
      <text:p text:style-name="P14">Utiliser l’utilitaire <text:span text:style-name="T4">solr</text:span> ou <text:span text:style-name="T3">curl</text:span> pour indexer les documents bureautiques fournis.</text:p>
      <text:p text:style-name="P14"/>
      <text:h text:style-name="P9" text:outline-level="1"><text:bookmark-start text:name="__RefHeading___Toc7415_3343715623"/><text:span text:style-name="T9">Atelier </text:span>5 : Importation base de données<text:bookmark-end text:name="__RefHeading___Toc7415_3343715623"/></text:h>
      <text:p text:style-name="P14">Démarrer l’exemple DIH.</text:p>
      <text:p text:style-name="P14">Visualiser les différentes configurations :</text:p>
      <text:list text:style-name="L31">
        <text:list-item>
          <text:p text:style-name="P18">Chargement des librairies DIH</text:p>
        </text:list-item>
        <text:list-item>
          <text:p text:style-name="P18">Configuration du DataImportHandler</text:p>
        </text:list-item>
        <text:list-item>
          <text:p text:style-name="P18">Configuration de la source de données</text:p>
        </text:list-item>
        <text:list-item>
          <text:p text:style-name="P18">Emplacement du driver JDBC</text:p>
        </text:list-item>
      </text:list>
      <text:p text:style-name="P14">Exécuter les requêtes HTTP permettant</text:p>
      <text:list text:style-name="L32">
        <text:list-item>
          <text:p text:style-name="P19">De visualiser les statistiques</text:p>
        </text:list-item>
        <text:list-item>
          <text:p text:style-name="P19">D’effectuer un import complet de la base</text:p>
        </text:list-item>
      </text:list>
      <text:p text:style-name="P14"/>
      <text:h text:style-name="P9" text:outline-level="1"><text:bookmark-start text:name="__RefHeading___Toc7417_3343715623"/><text:span text:style-name="T9">Atelier </text:span>6 : Configuration request handler et 1ères recherches<text:bookmark-end text:name="__RefHeading___Toc7417_3343715623"/></text:h>
      <text:h text:style-name="Heading_20_2" text:outline-level="2"><text:bookmark-start text:name="__RefHeading___Toc7419_3343715623"/>6.1 Configuration<text:bookmark-end text:name="__RefHeading___Toc7419_3343715623"/></text:h>
      <text:p text:style-name="P14">Base bureautique :</text:p>
      <text:p text:style-name="P14">Configurer le request handler pour :</text:p>
      <text:p text:style-name="P14">• travailler par défaut sur le champ content</text:p>
      <text:p text:style-name="P14">• forcer une sortie en json</text:p>
      <text:p text:style-name="P14">• utiliser par défaut le parseur lucene</text:p>
      <text:p text:style-name="P14">• Désactiver les searchcomponent : facet, morelikethis et highlight</text:p>
      <text:p text:style-name="P14">• Ajouter _score dans les champs retournés</text:p>
      <text:p text:style-name="P14">• Informations de debug</text:p>
      <text:h text:style-name="Heading_20_2" text:outline-level="2"><text:bookmark-start text:name="__RefHeading___Toc7421_3343715623"/>6.2 Requêtes<text:bookmark-end text:name="__RefHeading___Toc7421_3343715623"/></text:h>
      <text:p text:style-name="P14">Effectuer les recherches suivantes en utilisant la syntaxe lucene :</text:p>
      <text:p text:style-name="P14">• Documents répondant à « Java »</text:p>
      <text:p text:style-name="P14">• Documents ne répondant pas à « Java »</text:p>
      <text:p text:style-name="P14">• Limiter les documents retournés de la première requête</text:p>
      <text:p text:style-name="P14">• Documents dont le contenu répond à « Java »</text:p>
      <text:p text:style-name="P14">• Documents PDF dont le contenu répond à « Java »</text:p>
      <text:p text:style-name="P14">• Documents dont le contenu répond à « SolR»•</text:p>
      <text:p text:style-name="P14">•</text:p>
      <text:p text:style-name="P14">•</text:p>
      <text:p text:style-name="P14">Documents dont le champ titre contient administration</text:p>
      <text:p text:style-name="P14">Document créés après une date particulière</text:p>
      <text:p text:style-name="P14">Document créés après une date particulière et dont le contenu répondant « Java Elastic</text:p>
      <text:p text:style-name="P14">Search » mais pas « Administration »</text:p>
      <text:p text:style-name="P14"/>
      <text:h text:style-name="P9" text:outline-level="1"><text:bookmark-start text:name="__RefHeading___Toc7423_3343715623"/><text:span text:style-name="T9">Atelier </text:span>7 : Différents types de recherches<text:bookmark-end text:name="__RefHeading___Toc7423_3343715623"/></text:h>
      <text:h text:style-name="Heading_20_2" text:outline-level="2"><text:bookmark-start text:name="__RefHeading___Toc7425_3343715623"/>7.1 Spell-check<text:bookmark-end text:name="__RefHeading___Toc7425_3343715623"/></text:h>
      <text:p text:style-name="P14">Voir la configuration du spell-check</text:p>
      <text:h text:style-name="Heading_20_2" text:outline-level="2"><text:bookmark-start text:name="__RefHeading___Toc7427_3343715623"/>7.2 Highight<text:bookmark-end text:name="__RefHeading___Toc7427_3343715623"/></text:h>
      <text:p text:style-name="P14">Utiliser les paramètres de highlight</text:p>
      <text:p text:style-name="P14"/>
      <text:h text:style-name="P9" text:outline-level="1"><text:bookmark-start text:name="__RefHeading___Toc7429_3343715623"/><text:span text:style-name="T9">Atelier <text:s/></text:span>8 : Agrégation de documents<text:bookmark-end text:name="__RefHeading___Toc7429_3343715623"/></text:h>
      <text:h text:style-name="Heading_20_2" text:outline-level="2"><text:bookmark-start text:name="__RefHeading___Toc7431_3343715623"/>8.1 Facettes<text:bookmark-end text:name="__RefHeading___Toc7431_3343715623"/></text:h>
      <text:p text:style-name="P14">Utiliser les paramètres liés aux facettes</text:p>
      <text:p text:style-name="P14"/>
      <text:h text:style-name="P9" text:outline-level="1"><text:bookmark-start text:name="__RefHeading___Toc7433_3343715623"/><text:span text:style-name="T9">Atelier 9</text:span> : Recherche géo-graphique et client Java<text:bookmark-end text:name="__RefHeading___Toc7433_3343715623"/></text:h>
      <text:p text:style-name="P14">Compléter l’application SpringBoot afin de pouvoir importer des données de géo-location dans un</text:p>
      <text:p text:style-name="P14">cœur SolR :</text:p>
      <text:list text:style-name="L33">
        <text:list-item>
          <text:p text:style-name="P20">Ajout des dépendances vers SolrJ</text:p>
        </text:list-item>
        <text:list-item>
          <text:p text:style-name="P20">Classe de configuration SolR créant un bean HttpClient</text:p>
        </text:list-item>
        <text:list-item>
          <text:p text:style-name="P20">Implémentation d’une classe service ajoutant un document dans un cœur à partir de la classe du modèle <text:span text:style-name="T3">Position.java</text:span></text:p>
        </text:list-item>
      </text:list>
      <text:p text:style-name="P14">Préparer un cœur définissant des champs géographique avec les types :</text:p>
      <text:list text:style-name="L34">
        <text:list-item>
          <text:p text:style-name="P21">LatLonPointSpatialField</text:p>
        </text:list-item>
        <text:list-item>
          <text:p text:style-name="P21">SpatialRecursivePrefixTreeFieldType</text:p>
        </text:list-item>
      </text:list>
      <text:p text:style-name="P14">Effectuer ensuite les requêtes suivantes :</text:p>
      <text:list text:style-name="L35">
        <text:list-item>
          <text:p text:style-name="P22">Rechercher les documents via un rectangle</text:p>
        </text:list-item>
        <text:list-item>
          <text:p text:style-name="P22">Distance à partir d’un point central</text:p>
        </text:list-item>
        <text:list-item>
          <text:p text:style-name="P22">idem avec en plus des facettes</text:p>
        </text:list-item>
        <text:list-item>
          <text:p text:style-name="P22">Agrégation de type heatmap sur le champ RPT</text:p>
        </text:list-item>
      </text:list>
      <text:p text:style-name="P14"/>
      <text:h text:style-name="P9" text:outline-level="1"><text:bookmark-start text:name="__RefHeading___Toc7435_3343715623"/><text:span text:style-name="T9">Atelier </text:span>10 : SolrCloud<text:bookmark-end text:name="__RefHeading___Toc7435_3343715623"/></text:h>
      <text:p text:style-name="P23">Visualiser le fichier docker-compose fourni</text:p>
      <text:p text:style-name="P23">Démarrer le cluster et vérifier le bon démarrage de tous les processus</text:p>
      <text:p text:style-name="P14">Ajouter une collection au cloud avec 2 shards et 1 répliqu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, monospace"/>
    <style:font-face style:name="Gill Sans MT" svg:font-family="'Gill Sans MT'" style:font-family-generic="system" style:font-pitch="variable"/>
    <style:font-face style:name="Inconsolata" svg:font-family="Inconsolata, monospac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mmande" style:family="paragraph" style:parent-style-name="Preformatted_20_Text">
      <style:paragraph-properties fo:margin-top="0cm" fo:margin-bottom="0.3cm" style:contextual-spacing="false"/>
      <style:text-properties fo:font-weight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bg-non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right="0.199cm" fo:margin-top="0.101cm" fo:margin-bottom="0.101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Puces" style:family="paragraph"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Citations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Gliederung_20_1" style:display-name="Vide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Notizen" style:display-name="V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Hintergrund" style:display-name="V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Gliederung_20_1" style:display-name="Vide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Gliederung_20_2" style:display-name="Vide_~LT~Gliederung 2" style:family="paragraph" style:parent-style-name="Vide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3" style:display-name="Vide_~LT~Gliederung 3" style:family="paragraph" style:parent-style-name="Vide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4" style:display-name="Vide_~LT~Gliederung 4" style:family="paragraph" style:parent-style-name="Vide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5" style:display-name="Vide_~LT~Gliederung 5" style:family="paragraph" style:parent-style-name="Vide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6" style:display-name="Vide_~LT~Gliederung 6" style:family="paragraph" style:parent-style-name="Vide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7" style:display-name="Vide_~LT~Gliederung 7" style:family="paragraph" style:parent-style-name="Vide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8" style:display-name="Vide_~LT~Gliederung 8" style:family="paragraph" style:parent-style-name="Vide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9" style:display-name="Vide_~LT~Gliederung 9" style:family="paragraph" style:parent-style-name="Vide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Titel" style:display-name="Vide_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Untertitel" style:display-name="Vide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Notizen" style:display-name="Vide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Hintergrundobjekte" style:display-name="Vide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Hintergrund" style:display-name="Vide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" style:display-name="Style de dessin par défaut_1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1" style:display-name="Standard 19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2" style:display-name="Standard 19~LT~Gliederung 2" style:family="paragraph" style:parent-style-name="Standard_20_19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3" style:display-name="Standard 19~LT~Gliederung 3" style:family="paragraph" style:parent-style-name="Standard_20_19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4" style:display-name="Standard 19~LT~Gliederung 4" style:family="paragraph" style:parent-style-name="Standard_20_19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5" style:display-name="Standard 19~LT~Gliederung 5" style:family="paragraph" style:parent-style-name="Standard_20_19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6" style:display-name="Standard 19~LT~Gliederung 6" style:family="paragraph" style:parent-style-name="Standard_20_19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7" style:display-name="Standard 19~LT~Gliederung 7" style:family="paragraph" style:parent-style-name="Standard_20_19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8" style:display-name="Standard 19~LT~Gliederung 8" style:family="paragraph" style:parent-style-name="Standard_20_19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9" style:display-name="Standard 19~LT~Gliederung 9" style:family="paragraph" style:parent-style-name="Standard_20_19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Titel" style:display-name="Standard 19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Untertitel" style:display-name="Standard 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Notizen" style:display-name="Standard 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Hintergrundobjekte" style:display-name="Standard 19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9_7e_LT_7e_Hintergrund" style:display-name="Standard 19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_5f_1" style:display-name="Style de dessin par défaut_1_1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Lien_20_Internet_20_visité" style:display-name="Lien Internet visité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4" style:display-name="Objet sans remplissage et sans ligne_4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aut_20_d_27_index" style:display-name="Saut d'index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rong_20_Emphasis" style:display-name="Strong Emphasis" style:family="paragraph">
      <style:text-properties style:font-name="Times New Roman1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/>
    </style:style>
    <style:style style:name="Visited_20_Internet_20_Link" style:display-name="Visited Internet Link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de" style:family="paragraph" style:parent-style-name="Text_20_body">
      <loext:graphic-properties draw:fill="solid" draw:fill-color="#b2b2b2"/>
      <style:paragraph-properties fo:margin-top="0cm" fo:margin-bottom="0.374cm" style:contextual-spacing="false" fo:background-color="#b2b2b2"/>
      <style:text-properties style:font-name="Courier New" fo:font-family="'Courier New'" style:font-family-generic="modern" style:font-pitch="fixed" fo:font-size="12pt" fo:font-weight="bold" fo:background-color="#b2b2b2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/>
    </style:style>
    <style:style style:name="Caractères_20_de_20_numérotation1" style:display-name="Caractères de numérotation1" style:family="paragraph">
      <style:paragraph-properties style:writing-mode="lr-tb"/>
      <style:text-properties style:use-window-font-color="true" loext:opacity="0%"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exte_20_source1" style:display-name="Texte source1" style:family="paragraph">
      <style:paragraph-properties style:writing-mode="lr-tb"/>
      <style:text-properties style:use-window-font-color="true" loext:opacity="0%" style:font-name="Liberation Mono1" fo:font-family="'Liberation Mono', 'Courier New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tandard_20__28_WW_29_" style:display-name="Standard (WW)" style:family="paragraph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yello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yle_20_de_20_dessin_20_par_20_défaut_5f_2" style:display-name="Style de dessin par défaut_2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1" style:display-name="Vide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2" style:display-name="Vide__~LT~Gliederung 2" style:family="paragraph" style:parent-style-name="Vide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3" style:display-name="Vide__~LT~Gliederung 3" style:family="paragraph" style:parent-style-name="Vide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4" style:display-name="Vide__~LT~Gliederung 4" style:family="paragraph" style:parent-style-name="Vide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5" style:display-name="Vide__~LT~Gliederung 5" style:family="paragraph" style:parent-style-name="Vide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6" style:display-name="Vide__~LT~Gliederung 6" style:family="paragraph" style:parent-style-name="Vide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7" style:display-name="Vide__~LT~Gliederung 7" style:family="paragraph" style:parent-style-name="Vide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8" style:display-name="Vide__~LT~Gliederung 8" style:family="paragraph" style:parent-style-name="Vide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9" style:display-name="Vide__~LT~Gliederung 9" style:family="paragraph" style:parent-style-name="Vide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Titel" style:display-name="Vide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Untertitel" style:display-name="Vide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Notizen" style:display-name="Vide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Hintergrundobjekte" style:display-name="Vide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7e_LT_7e_Hintergrund" style:display-name="Vide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Gliederung_20_1" style:display-name="Vide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Gliederung_20_2" style:display-name="Vide___~LT~Gliederung 2" style:family="paragraph" style:parent-style-name="Vide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3" style:display-name="Vide___~LT~Gliederung 3" style:family="paragraph" style:parent-style-name="Vide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4" style:display-name="Vide___~LT~Gliederung 4" style:family="paragraph" style:parent-style-name="Vide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5" style:display-name="Vide___~LT~Gliederung 5" style:family="paragraph" style:parent-style-name="Vide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6" style:display-name="Vide___~LT~Gliederung 6" style:family="paragraph" style:parent-style-name="Vide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7" style:display-name="Vide___~LT~Gliederung 7" style:family="paragraph" style:parent-style-name="Vide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8" style:display-name="Vide___~LT~Gliederung 8" style:family="paragraph" style:parent-style-name="Vide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9" style:display-name="Vide___~LT~Gliederung 9" style:family="paragraph" style:parent-style-name="Vide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Titel" style:display-name="Vide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Untertitel" style:display-name="Vide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Notizen" style:display-name="Vide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Hintergrundobjekte" style:display-name="Vide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Hintergrund" style:display-name="Vide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Gliederung_20_1" style:display-name="Vide_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Gliederung_20_2" style:display-name="Vide____~LT~Gliederung 2" style:family="paragraph" style:parent-style-name="Vide_5f_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3" style:display-name="Vide____~LT~Gliederung 3" style:family="paragraph" style:parent-style-name="Vide_5f_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4" style:display-name="Vide____~LT~Gliederung 4" style:family="paragraph" style:parent-style-name="Vide_5f_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5" style:display-name="Vide____~LT~Gliederung 5" style:family="paragraph" style:parent-style-name="Vide_5f_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6" style:display-name="Vide____~LT~Gliederung 6" style:family="paragraph" style:parent-style-name="Vide_5f_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7" style:display-name="Vide____~LT~Gliederung 7" style:family="paragraph" style:parent-style-name="Vide_5f_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8" style:display-name="Vide____~LT~Gliederung 8" style:family="paragraph" style:parent-style-name="Vide_5f_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9" style:display-name="Vide____~LT~Gliederung 9" style:family="paragraph" style:parent-style-name="Vide_5f_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Titel" style:display-name="Vide_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Untertitel" style:display-name="Vide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Notizen" style:display-name="Vide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Hintergrundobjekte" style:display-name="Vide_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Hintergrund" style:display-name="Vide_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5-10-29T15:30:01.354951604</dc:date>
    <meta:editing-duration>P39DT14H38M8S</meta:editing-duration>
    <meta:editing-cycles>419</meta:editing-cycles>
    <meta:generator>LibreOffice/24.2.7.2$Linux_X86_64 LibreOffice_project/420$Build-2</meta:generator>
    <meta:print-date>2025-10-09T08:55:45.664562132</meta:print-date>
    <meta:printed-by>Fichiers PDF</meta:printed-by>
    <meta:document-statistic meta:table-count="0" meta:image-count="0" meta:object-count="0" meta:page-count="12" meta:paragraph-count="175" meta:word-count="1106" meta:character-count="7270" meta:non-whitespace-character-count="6354"/>
  </office:meta>
</office:document-meta>
</file>